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700000065E9DE3B98A6AD77FD.png" manifest:media-type="image/png"/>
  <manifest:file-entry manifest:full-path="Pictures/100002010000012300000104C3838793384224F5.png" manifest:media-type="image/png"/>
  <manifest:file-entry manifest:full-path="Pictures/10000201000001360000003C84CA4A0CDD79D0B2.png" manifest:media-type="image/png"/>
  <manifest:file-entry manifest:full-path="Pictures/100002010000014F000000BD60F1E77636880653.png" manifest:media-type="image/png"/>
  <manifest:file-entry manifest:full-path="Pictures/10000201000003230000029B3F34F77452F560FD.png" manifest:media-type="image/png"/>
  <manifest:file-entry manifest:full-path="Pictures/10000201000001240000001EAB381C559F43E0A5.png" manifest:media-type="image/png"/>
  <manifest:file-entry manifest:full-path="Pictures/100002010000013500000098C6659209D43DF57F.png" manifest:media-type="image/png"/>
  <manifest:file-entry manifest:full-path="Pictures/1000020100000150000000DE79066B5280E4F36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loext:graphic-properties draw:fill="solid" draw:fill-color="#ed1c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05in, 0in, 0.0654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ed1c24" draw:fill="solid" draw:fill-color="#ed1c24" draw:textarea-horizontal-align="justify" draw:textarea-vertical-align="middle" draw:auto-grow-height="false" fo:min-height="0.0701in" fo:min-width="0.069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4457in" svg:y="0.2083in" svg:width="6.6929in" svg:height="5.5591in" draw:z-index="0"><draw:image xlink:href="Pictures/10000201000003230000029B3F34F77452F560FD.png" xlink:type="simple" xlink:show="embed" xlink:actuate="onLoad" loext:mime-type="image/png"/></draw:frame><draw:frame draw:style-name="fr1" draw:name="Image2" text:anchor-type="paragraph" svg:x="0.0917in" svg:y="6.3543in" svg:width="3.0311in" svg:height="2.7083in" draw:z-index="2"><draw:image xlink:href="Pictures/100002010000012300000104C3838793384224F5.png" xlink:type="simple" xlink:show="embed" xlink:actuate="onLoad" loext:mime-type="image/png"/></draw:frame><draw:frame draw:style-name="fr1" draw:name="Image8" text:anchor-type="paragraph" svg:x="3.2055in" svg:y="3.7571in" svg:width="3.0417in" svg:height="0.3126in" draw:z-index="8"><draw:image xlink:href="Pictures/10000201000001240000001EAB381C559F43E0A5.png" xlink:type="simple" xlink:show="embed" xlink:actuate="onLoad" loext:mime-type="image/png"/></draw:frame><draw:custom-shape text:anchor-type="paragraph" draw:z-index="1" draw:name="Shape1" draw:style-name="gr1" draw:text-style-name="P2" svg:width="0.1378in" svg:height="0.1386in" draw:transform="rotate (-0.785398163397448) translate (0.114583333333333in 3.75694444444444in)"><text:p/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/text:p>
      <text:p text:style-name="P1"><draw:frame draw:style-name="fr2" draw:name="Image5" text:anchor-type="paragraph" svg:x="0.0181in" svg:y="4.2547in" svg:width="3.4902in" svg:height="1.4681in" draw:z-index="5"><draw:image xlink:href="Pictures/100002010000013500000098C6659209D43DF57F.png" xlink:type="simple" xlink:show="embed" xlink:actuate="onLoad" loext:mime-type="image/png"/></draw:frame><draw:frame draw:style-name="fr1" draw:name="Image3" text:anchor-type="paragraph" svg:x="0.0283in" svg:y="-0.0047in" svg:width="3.5in" svg:height="2.3126in" draw:z-index="3"><draw:image xlink:href="Pictures/1000020100000150000000DE79066B5280E4F36A.png" xlink:type="simple" xlink:show="embed" xlink:actuate="onLoad" loext:mime-type="image/png"/></draw:frame><draw:frame draw:style-name="fr1" draw:name="Image4" text:anchor-type="paragraph" svg:x="0.0283in" svg:y="2.3071in" svg:width="3.4898in" svg:height="1.9689in" draw:z-index="4"><draw:image xlink:href="Pictures/100002010000014F000000BD60F1E77636880653.png" xlink:type="simple" xlink:show="embed" xlink:actuate="onLoad" loext:mime-type="image/png"/></draw:frame><draw:frame draw:style-name="fr1" draw:name="Image6" text:anchor-type="paragraph" svg:x="0.0181in" svg:y="5.722in" svg:width="3.4063in" svg:height="1.052in" draw:z-index="6"><draw:image xlink:href="Pictures/100002010000014700000065E9DE3B98A6AD77FD.png" xlink:type="simple" xlink:show="embed" xlink:actuate="onLoad" loext:mime-type="image/png"/></draw:frame><draw:frame draw:style-name="fr1" draw:name="Image7" text:anchor-type="paragraph" svg:x="0.0181in" svg:y="6.7736in" svg:width="3.2291in" svg:height="0.6252in" draw:z-index="7"><draw:image xlink:href="Pictures/10000201000001360000003C84CA4A0CDD79D0B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9:54:10.371052187</meta:creation-date>
    <dc:date>2019-10-28T20:05:06.825359914</dc:date>
    <meta:editing-duration>PT14S</meta:editing-duration>
    <meta:editing-cycles>1</meta:editing-cycles>
    <meta:document-statistic meta:table-count="0" meta:image-count="8" meta:object-count="0" meta:page-count="2" meta:paragraph-count="0" meta:word-count="0" meta:character-count="0" meta:non-whitespace-character-count="0"/>
    <meta:generator>LibreOffice/6.0.7.3$Linux_X86_64 LibreOffice_project/00m0$Build-3</meta:generator>
  </office:meta>
</office:document-meta>
</file>